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8E4E535DB7850024.jpg" manifest:media-type="image/jpeg"/>
  <manifest:file-entry manifest:full-path="Pictures/100000000000015B0000007087C9092A98B70F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2" svg:font-family="Albany" style:font-family-generic="roman" style:font-pitch="variable"/>
    <style:font-face style:name="Albany5" svg:font-family="Albany" style:font-adornments="Fett" style:font-family-generic="roman" style:font-pitch="variable"/>
    <style:font-face style:name="Albany4" svg:font-family="Albany" style:font-adornments="Fett Kursiv" style:font-family-generic="roman" style:font-pitch="variable"/>
    <style:font-face style:name="Albany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6" svg:font-family="Albany" style:font-adornments="Fett" style:font-family-generic="swiss" style:font-pitch="variable"/>
    <style:font-face style:name="Albany3" svg:font-family="Albany" style:font-adornments="Fett Kursiv" style:font-family-generic="swiss" style:font-pitch="variable"/>
    <style:font-face style:name="Albany1" svg:font-family="Albany" style:font-adornments="Standard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Extrémités_20_de_20_ligne_20_1" draw:fill="none" draw:textarea-horizontal-align="center" draw:textarea-vertical-align="middle"/>
    </style:style>
    <style:style style:name="gr3" style:family="graphic" style:parent-style-name="objectwithoutfill">
      <style:graphic-properties svg:stroke-width="0.1cm" svg:stroke-color="#00ff00" draw:marker-start-width="0.35cm" draw:marker-end="Extrémités_20_de_20_ligne_20_2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objectwithoutfill">
      <style:graphic-properties svg:stroke-width="0.1cm" draw:marker-start-width="0.35cm" draw:marker-end="Extrémités_20_de_20_ligne_20_2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2" style:family="presentation" style:parent-style-name="lyt-cool-subtitle">
      <style:graphic-properties draw:fill-color="#ffffff" draw:auto-grow-height="true" fo:min-height="13.229cm"/>
      <style:paragraph-properties style:writing-mode="lr-tb"/>
    </style:style>
    <style:style style:name="pr3" style:family="presentation" style:parent-style-name="lyt-cool-notes">
      <style:graphic-properties draw:fill-color="#ffffff" draw:auto-grow-height="true" fo:min-height="11.41cm"/>
      <style:paragraph-properties style:writing-mode="lr-tb"/>
    </style:style>
    <style:style style:name="pr4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5" style:family="presentation" style:parent-style-name="lyt-cool-outline1">
      <style:graphic-properties draw:fill-color="#ffffff" fo:min-height="13.231cm"/>
      <style:paragraph-properties style:writing-mode="lr-tb"/>
    </style:style>
    <style:style style:name="pr6" style:family="presentation" style:parent-style-name="lyt-cool-notes">
      <style:graphic-properties draw:fill-color="#ffffff" draw:auto-grow-height="true" fo:min-height="11.409cm"/>
      <style:paragraph-properties style:writing-mode="lr-tb"/>
    </style:style>
    <style:style style:name="pr7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8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9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0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1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2" style:family="presentation" style:parent-style-name="lyt-cool-outline1">
      <style:graphic-properties draw:fill-color="#ffffff" fo:min-height="15.042cm"/>
      <style:paragraph-properties style:writing-mode="lr-tb"/>
    </style:style>
    <style:style style:name="pr13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4" style:family="presentation" style:parent-style-name="lyt-cool-outline1">
      <style:graphic-properties draw:fill-color="#ffffff" fo:min-height="14.162cm"/>
      <style:paragraph-properties style:writing-mode="lr-tb"/>
    </style:style>
    <style:style style:name="pr15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6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7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8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19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20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r21" style:family="presentation" style:parent-style-name="lyt-cool-title" style:list-style-name="L4">
      <style:graphic-properties draw:fill-color="#ffffff" draw:auto-grow-height="true" fo:min-height="3.507cm"/>
      <style:paragraph-properties style:writing-mode="lr-tb"/>
    </style:style>
    <style:style style:name="P1" style:family="paragraph">
      <loext:graphic-properties draw:fill-color="#ffffff"/>
      <style:paragraph-properties fo:margin-left="0.6cm" fo:margin-right="0cm" fo:text-indent="-1cm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fo:margin-left="0.6cm" fo:margin-right="0cm" fo:text-indent="-0.6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0.6cm" fo:margin-right="0cm" fo:text-indent="-1cm"/>
    </style:style>
    <style:style style:name="P5" style:family="paragraph">
      <style:paragraph-properties fo:margin-left="1.4cm" fo:margin-right="0cm" fo:text-indent="-1.2cm"/>
      <style:text-properties fo:hyphenate="true"/>
    </style:style>
    <style:style style:name="P6" style:family="paragraph">
      <loext:graphic-properties draw:fill-color="#ffffff"/>
      <style:paragraph-properties fo:margin-left="1.4cm" fo:margin-right="0cm" fo:text-indent="-1.2cm"/>
      <style:text-properties fo:font-size="20pt" style:font-size-asian="20pt" style:font-size-complex="20pt" fo:hyphenate="true"/>
    </style:style>
    <style:style style:name="P7" style:family="paragraph">
      <style:paragraph-properties fo:margin-left="0cm" fo:margin-right="0cm" fo:text-indent="0cm"/>
      <style:text-properties fo:hyphenate="true"/>
    </style:style>
    <style:style style:name="P8" style:family="paragraph">
      <loext:graphic-properties draw:fill-color="#ffffff"/>
      <style:paragraph-properties fo:margin-left="1.4cm" fo:margin-right="0cm" fo:text-indent="-1.2cm"/>
      <style:text-properties fo:hyphenate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6cm" fo:margin-right="0cm" fo:text-align="start" fo:text-indent="-1cm"/>
    </style:style>
    <style:style style:name="P11" style:family="paragraph">
      <loext:graphic-properties draw:fill-color="#ffffff"/>
      <style:paragraph-properties fo:margin-left="0cm" fo:margin-right="0cm" fo:text-indent="0cm"/>
      <style:text-properties fo:hyphenate="true"/>
    </style:style>
    <style:style style:name="P12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9900" fo:font-size="20pt" style:text-underline-style="wave" style:text-underline-width="bold" style:text-underline-color="font-color" style:font-size-asian="20pt" style:font-size-complex="20pt" style:text-overline-style="wave" style:text-overline-width="bold" style:text-overline-color="font-color"/>
    </style:style>
    <style:style style:name="T5" style:family="text">
      <style:text-properties fo:color="#ff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1" draw:layer="layout" svg:width="24.469cm" svg:height="3.507cm" svg:x="1.5cm" svg:y="1.943cm" presentation:class="title" presentation:user-transformed="true">
          <draw:text-box draw:corner-radius="0.192cm">
            <text:p><text:span text:style-name="T1">Conception algorithmique d'une fonction JS</text:span></text:p>
          </draw:text-box>
        </draw:frame>
        <draw:frame presentation:style-name="pr2" draw:text-style-name="P2" draw:layer="layout" svg:width="23.911cm" svg:height="13.229cm" svg:x="2.058cm" svg:y="5.838cm" presentation:class="subtitle" presentation:user-transformed="true">
          <draw:text-box>
            <text:p><text:span text:style-name="T2">Démarche pour la conception et l'écriture d'une fonction</text:span></text:p>
            <text:p/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L'énoncé" draw:style-name="dp1" draw:master-page-name="lyt-cool" presentation:presentation-page-layout-name="AL2T1" xml:id="id2" draw:id="id2">
        <office:forms form:automatic-focus="false" form:apply-design-mode="false"/>
        <draw:frame presentation:style-name="pr4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'énoncé</text:span></text:p>
          </draw:text-box>
        </draw:frame>
        <draw:frame presentation:style-name="pr5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<text:span text:style-name="T3">Lire l'énoncé</text:span></text:p>
              </text:list-item>
              <text:list-item>
                <text:p text:style-name="P5"><text:span text:style-name="T3">Le lire à l'endroit</text:span></text:p>
              </text:list-item>
              <text:list-item>
                <text:p text:style-name="P5"><text:span text:style-name="T3">Le lire à l'envers</text:span></text:p>
                <text:p text:style-name="P5"><text:span text:style-name="T3"/></text:p>
              </text:list-item>
              <text:list-item>
                <text:p text:style-name="P5"><text:span text:style-name="T3">Exemple :</text:span></text:p>
                <text:p text:style-name="P5"><text:span text:style-name="T3">Je veux calculer la somme des valeurs des éléments d'un tableau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'énoncé (l'opération)" draw:style-name="dp1" draw:master-page-name="lyt-cool" presentation:presentation-page-layout-name="AL2T1" xml:id="id3" draw:id="id3">
        <office:forms form:automatic-focus="false" form:apply-design-mode="false"/>
        <draw:frame presentation:style-name="pr7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'énoncé</text:span></text:p>
          </draw:text-box>
        </draw:frame>
        <draw:frame presentation:style-name="pr5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<text:span text:style-name="T3">Lire l'énoncé</text:span></text:p>
              </text:list-item>
              <text:list-item>
                <text:p text:style-name="P7"><text:span text:style-name="T3">Le lire à l'endroit</text:span></text:p>
              </text:list-item>
              <text:list-item>
                <text:p text:style-name="P7"><text:span text:style-name="T3">Le lire à l'envers</text:span></text:p>
                <text:p text:style-name="P7"><text:span text:style-name="T3"/></text:p>
              </text:list-item>
              <text:list-item>
                <text:p text:style-name="P7"><text:span text:style-name="T3">Exemple :</text:span></text:p>
                <text:p text:style-name="P7"><text:span text:style-name="T3">Je veux <text:s/></text:span><text:span text:style-name="T4">calculer</text:span><text:span text:style-name="T3"> <text:s/>la somme des valeurs des éléments d'un tableau 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'énoncé (le résultat)" draw:style-name="dp1" draw:master-page-name="lyt-cool" presentation:presentation-page-layout-name="AL2T1" xml:id="id4" draw:id="id4">
        <office:forms form:automatic-focus="false" form:apply-design-mode="false"/>
        <draw:frame presentation:style-name="pr8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'énoncé</text:span></text:p>
          </draw:text-box>
        </draw:frame>
        <draw:frame presentation:style-name="pr5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<text:span text:style-name="T3">Lire l'énoncé</text:span></text:p>
              </text:list-item>
              <text:list-item>
                <text:p text:style-name="P7"><text:span text:style-name="T3">Le lire à l'endroit</text:span></text:p>
              </text:list-item>
              <text:list-item>
                <text:p text:style-name="P7"><text:span text:style-name="T3">Le lire à l'envers</text:span></text:p>
                <text:p text:style-name="P7"><text:span text:style-name="T3"/></text:p>
              </text:list-item>
              <text:list-item>
                <text:p text:style-name="P7"><text:span text:style-name="T3">Exemple :</text:span></text:p>
                <text:p text:style-name="P7"><text:span text:style-name="T3">Je veux calculer la </text:span><text:span text:style-name="T5">somme</text:span><text:span text:style-name="T3"> des valeurs des éléments d'un tableau 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'énoncé (les entrées)" draw:style-name="dp1" draw:master-page-name="lyt-cool" presentation:presentation-page-layout-name="AL2T1" xml:id="id5" draw:id="id5">
        <office:forms form:automatic-focus="false" form:apply-design-mode="false"/>
        <draw:frame presentation:style-name="pr9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'énoncé</text:span></text:p>
          </draw:text-box>
        </draw:frame>
        <draw:frame presentation:style-name="pr5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<text:span text:style-name="T3">Lire l'énoncé</text:span></text:p>
              </text:list-item>
              <text:list-item>
                <text:p text:style-name="P7"><text:span text:style-name="T3">Le lire à l'endroit</text:span></text:p>
              </text:list-item>
              <text:list-item>
                <text:p text:style-name="P7"><text:span text:style-name="T3">Le lire à l'envers</text:span></text:p>
                <text:p text:style-name="P7"><text:span text:style-name="T3"/></text:p>
              </text:list-item>
              <text:list-item>
                <text:p text:style-name="P7"><text:span text:style-name="T3">Exemple :</text:span></text:p>
                <text:p text:style-name="P7"><text:span text:style-name="T3">Je veux calculer la somme des valeurs des éléments d'un </text:span><text:span text:style-name="T5">tableau</text:span><text:span text:style-name="T3"> 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5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a boîte noire" draw:style-name="dp1" draw:master-page-name="lyt-cool" presentation:presentation-page-layout-name="AL2T1" xml:id="id6" draw:id="id6">
        <office:forms form:automatic-focus="false" form:apply-design-mode="false"/>
        <draw:frame presentation:style-name="pr10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a boîte noire</text:span></text:p>
          </draw:text-box>
        </draw:frame>
        <draw:frame presentation:style-name="pr5" draw:text-style-name="P8" draw:layer="layout" svg:width="23.384cm" svg:height="13.231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/>
              </text:list-header>
            </text:list>
          </draw:text-box>
        </draw:frame>
        <draw:frame draw:style-name="gr1" draw:text-style-name="P9" draw:layer="layout" svg:width="18.38cm" svg:height="7.962cm" svg:x="3.02cm" svg:y="7.238cm">
          <draw:image xlink:href="Pictures/100000000000015B0000007087C9092A98B70FB4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e la boîte noire au code" draw:style-name="dp1" draw:master-page-name="lyt-cool" presentation:presentation-page-layout-name="AL2T1" xml:id="id7" draw:id="id7">
        <office:forms form:automatic-focus="false" form:apply-design-mode="false"/>
        <draw:frame presentation:style-name="pr11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2" draw:text-style-name="P11" draw:layer="layout" svg:width="23.384cm" svg:height="15.04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text:span text:style-name="T3">s = 0;</text:span></text:p>
                <text:p text:style-name="P7"><text:span text:style-name="T3"><text:s text:c="3"/></text:span><text:span text:style-name="T3">for (var i = 0; i &lt; tableau.length; i++) {</text:span></text:p>
                <text:p text:style-name="P7"><text:span text:style-name="T3"><text:s text:c="6"/></text:span><text:span text:style-name="T3">s += tableau[i];</text:span></text:p>
                <text:p text:style-name="P7"><text:span text:style-name="T3"><text:s text:c="3"/></text:span><text:span text:style-name="T3">}</text:span></text:p>
                <text:p text:style-name="P7"><text:span text:style-name="T3"><text:s text:c="2"/></text:span><text:span text:style-name="T3">return s;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87C9092A98B70FB4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7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signature" draw:style-name="dp1" draw:master-page-name="lyt-cool" presentation:presentation-page-layout-name="AL2T1" xml:id="id8" draw:id="id8">
        <office:forms form:automatic-focus="false" form:apply-design-mode="false"/>
        <draw:frame presentation:style-name="pr13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87C9092A98B70FB4.png" xlink:type="simple" xlink:show="embed" xlink:actuate="onLoad" loext:mime-type="image/png">
            <text:p/>
          </draw:image>
        </draw:frame>
        <draw:line draw:style-name="gr2" draw:text-style-name="P12" draw:layer="layout" svg:x1="18.4cm" svg:y1="7.4cm" svg:x2="7.6cm" svg:y2="10.8cm">
          <text:p/>
        </draw:lin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8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type de la fonction" draw:style-name="dp1" draw:master-page-name="lyt-cool" presentation:presentation-page-layout-name="AL2T1" xml:id="id9" draw:id="id9">
        <office:forms form:automatic-focus="false" form:apply-design-mode="false"/>
        <draw:frame presentation:style-name="pr15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87C9092A98B70FB4.png" xlink:type="simple" xlink:show="embed" xlink:actuate="onLoad" loext:mime-type="image/png">
            <text:p/>
          </draw:image>
        </draw:frame>
        <draw:line draw:style-name="gr2" draw:text-style-name="P12" draw:layer="layout" svg:x1="18.4cm" svg:y1="7.4cm" svg:x2="7.8cm" svg:y2="11cm">
          <text:p/>
        </draw:line>
        <draw:line draw:style-name="gr3" draw:text-style-name="P12" draw:layer="layout" svg:x1="23.8cm" svg:y1="7cm" svg:x2="10.2cm" svg:y2="10.8cm">
          <text:p/>
        </draw:lin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9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paramètres" draw:style-name="dp1" draw:master-page-name="lyt-cool" presentation:presentation-page-layout-name="AL2T1" xml:id="id10" draw:id="id10">
        <office:forms form:automatic-focus="false" form:apply-design-mode="false"/>
        <draw:frame presentation:style-name="pr16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87C9092A98B70FB4.png" xlink:type="simple" xlink:show="embed" xlink:actuate="onLoad" loext:mime-type="image/png">
            <text:p/>
          </draw:image>
        </draw:frame>
        <draw:line draw:style-name="gr2" draw:text-style-name="P12" draw:layer="layout" svg:x1="18.4cm" svg:y1="7.4cm" svg:x2="7.8cm" svg:y2="10.8cm">
          <text:p/>
        </draw:line>
        <draw:line draw:style-name="gr3" draw:text-style-name="P12" draw:layer="layout" svg:x1="15.8cm" svg:y1="6.6cm" svg:x2="10cm" svg:y2="11cm">
          <text:p/>
        </draw:lin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0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variables locales" draw:style-name="dp1" draw:master-page-name="lyt-cool" presentation:presentation-page-layout-name="AL2T1" xml:id="id11" draw:id="id11">
        <office:forms form:automatic-focus="false" form:apply-design-mode="false"/>
        <draw:frame presentation:style-name="pr17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text:span text:style-name="T3">var s = 0;</text:span></text:p>
                <text:p text:style-name="P7"><text:span text:style-name="T3"><text:s text:c="3"/>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87C9092A98B70FB4.png" xlink:type="simple" xlink:show="embed" xlink:actuate="onLoad" loext:mime-type="image/png">
            <text:p/>
          </draw:image>
        </draw:frame>
        <draw:line draw:style-name="gr4" draw:text-style-name="P12" draw:layer="layout" svg:x1="8.4cm" svg:y1="11.8cm" svg:x2="6.2cm" svg:y2="12.2cm">
          <text:p/>
        </draw:lin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1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return" draw:style-name="dp1" draw:master-page-name="lyt-cool" presentation:presentation-page-layout-name="AL2T1" xml:id="id12" draw:id="id12">
        <office:forms form:automatic-focus="false" form:apply-design-mode="false"/>
        <draw:frame presentation:style-name="pr18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text:span text:style-name="T3">var s = 0;</text:span></text:p>
                <text:p text:style-name="P7"><text:span text:style-name="T3"><text:s text:c="3"/></text:span></text:p>
                <text:p text:style-name="P7"><text:span text:style-name="T3"><text:s text:c="2"/></text:span><text:span text:style-name="T3">return s;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87C9092A98B70FB4.png" xlink:type="simple" xlink:show="embed" xlink:actuate="onLoad" loext:mime-type="image/png">
            <text:p/>
          </draw:image>
        </draw:frame>
        <draw:line draw:style-name="gr4" draw:text-style-name="P12" draw:layer="layout" svg:x1="8.4cm" svg:y1="12cm" svg:x2="6.2cm" svg:y2="15cm">
          <text:p/>
        </draw:lin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2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code" draw:style-name="dp1" draw:master-page-name="lyt-cool" presentation:presentation-page-layout-name="AL2T1" xml:id="id13" draw:id="id13">
        <office:forms form:automatic-focus="false" form:apply-design-mode="false"/>
        <draw:frame presentation:style-name="pr19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2" draw:text-style-name="P11" draw:layer="layout" svg:width="23.384cm" svg:height="15.04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text:span text:style-name="T3">var s = 0;</text:span></text:p>
                <text:p text:style-name="P7"><text:span text:style-name="T3"><text:s text:c="3"/></text:span><text:span text:style-name="T3">for (var i = 0; i &lt; tableau.length; i++) {</text:span></text:p>
                <text:p text:style-name="P7"><text:span text:style-name="T3"><text:s text:c="6"/></text:span><text:span text:style-name="T3">s += tableau[i];</text:span></text:p>
                <text:p text:style-name="P7"><text:span text:style-name="T3"><text:s text:c="3"/></text:span><text:span text:style-name="T3">}</text:span></text:p>
                <text:p text:style-name="P7"><text:span text:style-name="T3"><text:s text:c="2"/></text:span><text:span text:style-name="T3">return s;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5" draw:text-style-name="P9" draw:layer="layout" svg:width="14.58cm" svg:height="5.162cm" svg:x="12.42cm" svg:y="2.838cm">
          <draw:image xlink:href="Pictures/100000000000015B0000007087C9092A98B70FB4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3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'un algo simple à une fonction" draw:style-name="dp1" draw:master-page-name="lyt-cool" presentation:presentation-page-layout-name="AL2T1" xml:id="id14" draw:id="id14">
        <office:forms form:automatic-focus="false" form:apply-design-mode="false"/>
        <draw:frame presentation:style-name="pr20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'un algorithme simple à une fonction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</text:list-header>
              <text:list-item>
                <text:p text:style-name="P7"><text:span text:style-name="T3">Les inputs deviennent les paramètres</text:span></text:p>
              </text:list-item>
              <text:list-item>
                <text:p text:style-name="P7"><text:span text:style-name="T3">L'output correspond au type de la fonction et au type de la variable du return</text:span></text:p>
              </text:list-item>
              <text:list-item>
                <text:p text:style-name="P7"><text:span text:style-name="T3">Les autres variables sont des variables locales</text:span></text:p>
              </text:list-item>
              <text:list-item>
                <text:p text:style-name="P7"><text:span text:style-name="T3">Le traitement est l'ensemble des autres instructions de la fonction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4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Résumé" draw:style-name="dp1" draw:master-page-name="lyt-cool" presentation:presentation-page-layout-name="AL2T1" xml:id="id15" draw:id="id15">
        <draw:frame presentation:style-name="pr21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En résumé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>Dans une fonction :</text:span></text:p>
              </text:list-header>
              <text:list-item>
                <text:p text:style-name="P7"><text:span text:style-name="T3">Les inputs sont les paramètres</text:span></text:p>
              </text:list-item>
              <text:list-item>
                <text:p text:style-name="P7"><text:span text:style-name="T3">Il peut y avoir des déclarations de variables (ce sont des variables locales)</text:span></text:p>
              </text:list-item>
              <text:list-item>
                <text:p text:style-name="P7"><text:span text:style-name="T3">L'output correspond au return</text:span></text:p>
              </text:list-item>
              <text:list-item>
                <text:p text:style-name="P7"><text:span text:style-name="T3">Le traitement est l'ensemble des autres instructions de la fonction</text:span></text:p>
              </text:list-item>
              <text:list-item>
                <text:p text:style-name="P7"><text:span text:style-name="T3">Il n'y a pas d’affichage dans une fonction</text:span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5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2" svg:font-family="Albany" style:font-family-generic="roman" style:font-pitch="variable"/>
    <style:font-face style:name="Albany5" svg:font-family="Albany" style:font-adornments="Fett" style:font-family-generic="roman" style:font-pitch="variable"/>
    <style:font-face style:name="Albany4" svg:font-family="Albany" style:font-adornments="Fett Kursiv" style:font-family-generic="roman" style:font-pitch="variable"/>
    <style:font-face style:name="Albany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6" svg:font-family="Albany" style:font-adornments="Fett" style:font-family-generic="swiss" style:font-pitch="variable"/>
    <style:font-face style:name="Albany3" svg:font-family="Albany" style:font-adornments="Fett Kursiv" style:font-family-generic="swiss" style:font-pitch="variable"/>
    <style:font-face style:name="Albany1" svg:font-family="Albany" style:font-adornments="Standard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0 400" svg:d="M100 0l100 400h-20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Extrémités_20_de_20_ligne_20_2" draw:display-name="Extrémités de ligne 2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lbany1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style:text-line-through-type="none" style:font-name="Albany1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style:font-name="Albany1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style:font-name="Albany1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style:font-name="Albany1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style:font-name="Albany1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style:font-name="Albany1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style:font-name="Albany1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style:font-name="Albany1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style:font-name="Albany1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1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3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Albany1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1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6" fo:font-family="Albany" style:font-style-name="Fett" style:font-family-generic="swiss" style:font-pitch="variable" fo:font-size="12pt" fo:font-style="normal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loext:graphic-properties draw:fill-color="#dddddd" draw:fill-image-width="1cm" draw:fill-image-height="1cm"/>
      <style:paragraph-properties fo:text-align="center"/>
    </style:style>
    <style:style style:name="MP3" style:family="paragraph">
      <loext:graphic-properties draw:fill-color="#125c8d" draw:fill-image-width="1cm" draw:fill-image-height="1cm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8E4E535DB7850024.jpg" xlink:type="simple" xlink:show="embed" xlink:actuate="onLoad" loext:mime-type="image/jpeg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2">
      <draw:rect presentation:style-name="Mpr1" draw:text-style-name="MP2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dc:title>Présentation d'un nouveau produit</dc:title>
    <dc:description>Modèle de présentation d'un nouveau produit et des besoins auxquels il répond</dc:description>
    <meta:creation-date>2015-12-18T08:47:17.11</meta:creation-date>
    <dc:language>fr-FR</dc:language>
    <meta:editing-cycles>66</meta:editing-cycles>
    <meta:editing-duration>PT4H59M3S</meta:editing-duration>
    <dc:date>2020-11-12T11:40:50.612000000</dc:date>
    <meta:document-statistic meta:object-count="92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../../../C:/Program%20Files%20(x86)/OpenOffice.org%203/Basis/share/template/fr/presnt/prs-novelty.otp"/>
  </office:meta>
</office:document-meta>
</file>